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5a8d4" officeooo:paragraph-rsid="0005a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sample LibreOffice document to be used as a github tes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20:58:26.225344332</dc:date>
    <meta:document-statistic meta:table-count="0" meta:image-count="0" meta:object-count="0" meta:page-count="1" meta:paragraph-count="1" meta:word-count="12" meta:character-count="64" meta:non-whitespace-character-count="53"/>
    <meta:generator>LibreOffice/4.2.6.3$Linux_x86 LibreOffice_project/420m0$Build-3</meta:generator>
  </office:meta>
</office:document-meta>
</file>